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30">
            <text:p>330</text:p>
          </table:table-cell>
          <table:table-cell table:style-name="ce22" office:value-type="float" office:value="27">
            <text:p>2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91">
            <text:p>91</text:p>
          </table:table-cell>
          <table:table-cell table:style-name="ce23" office:value-type="float" office:value="61">
            <text:p>6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7">
            <text:p>5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81">
            <text:p>81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7">
            <text:p>17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703">
            <text:p>703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4">
            <text:p>5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4">
            <text:p>11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22">
            <text:p>22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1">
            <text:p>41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23">
            <text:p>623</text:p>
          </table:table-cell>
          <table:table-cell table:style-name="ce22" office:value-type="float" office:value="67">
            <text:p>6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326">
            <text:p>1326</text:p>
          </table:table-cell>
          <table:table-cell table:style-name="ce22" office:value-type="float" office:value="201">
            <text:p>20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